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automatic-styles>
    <style:style style:name="P1" style:family="paragraph" style:parent-style-name="Standard">
      <style:paragraph-properties fo:text-align="center" style:justify-single-word="false"/>
      <style:text-properties officeooo:rsid="00025433" officeooo:paragraph-rsid="00025433"/>
    </style:style>
    <style:style style:name="P2" style:family="paragraph" style:parent-style-name="Standard">
      <style:paragraph-properties fo:text-align="start" style:justify-single-word="false"/>
      <style:text-properties officeooo:rsid="00025433" officeooo:paragraph-rsid="00025433"/>
    </style:style>
    <style:style style:name="P3" style:family="paragraph" style:parent-style-name="Standard" style:list-style-name="L1">
      <style:paragraph-properties fo:text-align="start" style:justify-single-word="false"/>
      <style:text-properties officeooo:rsid="00025433" officeooo:paragraph-rsid="00025433"/>
    </style:style>
    <style:style style:name="P4" style:family="paragraph" style:parent-style-name="Standard" style:list-style-name="L1">
      <style:paragraph-properties fo:text-align="start" style:justify-single-word="false"/>
      <style:text-properties officeooo:rsid="00055d95" officeooo:paragraph-rsid="00055d95"/>
    </style:style>
    <style:style style:name="P5" style:family="paragraph" style:parent-style-name="Standard">
      <style:paragraph-properties fo:text-align="start" style:justify-single-word="false"/>
      <style:text-properties officeooo:rsid="00055d95" officeooo:paragraph-rsid="00055d95"/>
    </style:style>
    <style:style style:name="P6" style:family="paragraph" style:parent-style-name="Standard" style:list-style-name="L1">
      <style:paragraph-properties fo:text-align="start" style:justify-single-word="false"/>
      <style:text-properties officeooo:rsid="00084671" officeooo:paragraph-rsid="00084671"/>
    </style:style>
    <style:style style:name="P7" style:family="paragraph" style:parent-style-name="Standard">
      <style:paragraph-properties fo:text-align="start" style:justify-single-word="false"/>
      <style:text-properties officeooo:rsid="00084671" officeooo:paragraph-rsid="00084671"/>
    </style:style>
    <style:style style:name="P8" style:family="paragraph" style:parent-style-name="Standard" style:list-style-name="L1">
      <style:paragraph-properties fo:text-align="start" style:justify-single-word="false"/>
      <style:text-properties officeooo:rsid="000a3d0c" officeooo:paragraph-rsid="000a3d0c"/>
    </style:style>
    <style:style style:name="T1" style:family="text">
      <style:text-properties officeooo:rsid="00055d95"/>
    </style:style>
    <style:style style:name="T2" style:family="text">
      <style:text-properties officeooo:rsid="0007509a"/>
    </style:style>
    <style:style style:name="T3" style:family="text">
      <style:text-properties officeooo:rsid="000bae0c"/>
    </style:style>
    <style:style style:name="T4" style:family="text">
      <style:text-properties officeooo:rsid="000bcb6c"/>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lgorithms Project 1 Report</text:p>
      <text:p text:style-name="P1">Robert Andion U79333661</text:p>
      <text:p text:style-name="P1"/>
      <text:list xml:id="list3536223094" text:style-name="L1">
        <text:list-item>
          <text:p text:style-name="P3">The algorithms that worked best on data equal to or smaller than 1,000,000 elements were quick sort and insertion sort under specific circumstances. Python has a severe limitation on the call stack and this prevents quick sort from working on most large data, however if the performance trend continued it was siginficantly faster than selection sort under all conditions, and faster than insertion sort under most conditions. The only time quick sort would lose, is to insertion sort on constant or sorted data, where insertion sort is unmatched in complexity, <text:span text:style-name="T1">Theta</text:span>(n). This is the condition that insertion sort is one of the best algorithms for this data size, although it is very slow compared to quick sort on random data.</text:p>
        </text:list-item>
      </text:list>
      <text:p text:style-name="P2"/>
      <text:p text:style-name="P2"/>
      <text:list xml:id="list223733225222808" text:continue-numbering="true" text:style-name="L1">
        <text:list-item>
          <text:p text:style-name="P4">The best algorithm on 1,000,000 to 1,000,000,000 would be insertion sort under the condition that the data is either sorted or ordered. <text:span text:style-name="T2">Unfortunately I have no samples for quick sort as pythons stack did not alow it to run, however I can presume it still would have run quickly, but take lots of memory space. For this reason I declare insertion sort to be the best algorithm in this range as it can still run in 378 seconds for 1,000,000,000 constant elements whereas quick sort overloaded and selection sort showed no signs of progress after 2 days of running.</text:span></text:p>
        </text:list-item>
      </text:list>
      <text:p text:style-name="P5"/>
      <text:p text:style-name="P5"/>
      <text:list xml:id="list223734126507811" text:continue-numbering="true" text:style-name="L1">
        <text:list-item>
          <text:p text:style-name="P6">I was able to only run insertion sort on constant data for 1,000,000,000 elements. This size array had trouble building the actual array and I was only able to get it to successfully run once. With the others it either failed when building the array, or from other algorithm issues. For quick sort the stack was guarenteed to overload and selection sort would run for more time than feasable as it was taking days at only 10,000,000 elements and I had to stop testing further data for that reason.</text:p>
        </text:list-item>
      </text:list>
      <text:p text:style-name="P7"/>
      <text:p text:style-name="P7"/>
      <text:list xml:id="list223732795291599" text:continue-numbering="true" text:style-name="L1">
        <text:list-item>
          <text:p text:style-name="P8">The results were not what I expected. I always imagined that selection sort and insertion sort were bad, <text:span text:style-name="T3">but I never saw it at scale. In my programing I work with at most 1-2 thousand elements and selection or insertion sort get the job done seemingly instantaneously in my use case. However looking at larger numbers they become incredibly slow, and this really did surprise me as I always imagined modern hardware can do about anything instantly. I have learned why I do not want to write n^2 algorithms whenever possible. I was also greatly surprised at the massive scale that quick sort beats both of these algorithms. Of course insertion sort wins with sorted or constant data, but is this really “sorting”? Most of the time we are dealing with random data and quick sort blows them out of the water. Even with only ten thousand elements quick sort is able to sort random elements in 0.04 seconds while selection sort and insertion sort both take more than 2, and 7 seconds respectively. I was more shocked at the speed of n lg n more than anything else. The lg n time makes a massive difference in computation time and I was able to connect this theoretical knowledge to actual programming applications. This also showed the justification of big oh in that small differences over large scale do not matter. Any of the constant operations were essentially meaningless and only the amoun</text:span><text:span text:style-name="T4">t</text:span><text:span text:style-name="T3"> of iterations mattered. Even though insertion sort can be better than n^2 with random data it was shown that it takes so long when approaching large numbers that it really makes no difference whether or not it terminates a bit before actually reaching n^2, it is still going to take weeks, months or even years to run, </text:span><text:span text:style-name="T4">which justifies the approximations made by big oh.</text:span></text:p>
          <text:p text:style-name="P8"/>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16T19:24:16.336518541</meta:creation-date>
    <dc:date>2021-10-16T22:37:32.143252745</dc:date>
    <meta:editing-duration>PT27M15S</meta:editing-duration>
    <meta:editing-cycles>6</meta:editing-cycles>
    <meta:generator>LibreOffice/7.2.1.2$Linux_X86_64 LibreOffice_project/20$Build-2</meta:generator>
    <meta:document-statistic meta:table-count="0" meta:image-count="0" meta:object-count="0" meta:page-count="1" meta:paragraph-count="6" meta:word-count="627" meta:character-count="3606" meta:non-whitespace-character-count="2989"/>
  </office:meta>
</office:document-meta>
</file>